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P44" style:parent-style-name="Normal" style:family="paragraph"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name="P46" style:parent-style-name="Normal" style:family="paragraph">
      <style:text-properties fo:language="en" fo:country="US"/>
    </style:style>
    <style:style style:name="P47" style:parent-style-name="Normal" style:family="paragraph">
      <style:text-properties fo:language="en" fo:country="US"/>
    </style:style>
    <style:style style:name="P48" style:parent-style-name="Normal" style:family="paragraph">
      <style:text-properties fo:language="en" fo:country="US"/>
    </style:style>
    <style:style style:name="P49" style:parent-style-name="Normal" style:family="paragraph">
      <style:text-properties fo:language="en" fo:country="US"/>
    </style:style>
    <style:style style:name="P50" style:parent-style-name="Normal" style:family="paragraph">
      <style:text-properties fo:language="en" fo:country="US"/>
    </style:style>
    <style:style style:name="P51" style:parent-style-name="Normal" style:family="paragraph">
      <style:text-properties fo:language="en" fo:country="US"/>
    </style:style>
    <style:style style:name="P52" style:parent-style-name="Normal" style:family="paragraph">
      <style:text-properties fo:language="en" fo:country="US"/>
    </style:style>
    <style:style style:name="P53" style:parent-style-name="Normal" style:family="paragraph">
      <style:text-properties fo:language="en" fo:country="US"/>
    </style:style>
    <style:style style:name="P54" style:parent-style-name="Normal" style:family="paragraph">
      <style:text-properties fo:language="en" fo:country="US"/>
    </style:style>
    <style:style style:name="P55" style:parent-style-name="Normal" style:family="paragraph">
      <style:text-properties fo:language="en" fo:country="US"/>
    </style:style>
    <style:style style:name="P56" style:parent-style-name="Normal" style:family="paragraph">
      <style:text-properties fo:language="en" fo:country="US"/>
    </style:style>
    <style:style style:name="P57" style:parent-style-name="Normal" style:family="paragraph">
      <style:text-properties fo:language="en" fo:country="US"/>
    </style:style>
    <style:style style:name="P58" style:parent-style-name="Normal" style:family="paragraph">
      <style:text-properties fo:language="en" fo:country="US"/>
    </style:style>
    <style:style style:name="P59" style:parent-style-name="Normal" style:family="paragraph">
      <style:text-properties fo:language="en" fo:country="US"/>
    </style:style>
    <style:style style:name="T60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Prefixes<text:s/></text:p>
      <text:p text:style-name="P2"/>
      <text:p text:style-name="P3">PREFIX rdf: &lt;http://www.w3.org/1999/02/22-rdf-syntax-ns#&gt;</text:p>
      <text:p text:style-name="P4">PREFIX owl: &lt;http://www.w3.org/2002/07/owl#&gt;</text:p>
      <text:p text:style-name="P5">PREFIX rdfs: &lt;http://www.w3.org/2000/01/rdf-schema#&gt;</text:p>
      <text:p text:style-name="P6">PREFIX xsd: &lt;http://www.w3.org/2001/XMLSchema#&gt;</text:p>
      <text:p text:style-name="P7"/>
      <text:p text:style-name="P8">PREFIX eq: &lt;https://crm-eq.ics.forth.gr/ontology/&gt;</text:p>
      <text:p text:style-name="P9">PREFIX crm: &lt;http://www.cidoc-crm.org/cidoc-crm/&gt;</text:p>
      <text:p text:style-name="P10">PREFIX crmsci: &lt;http://www.cidoc-crm.org/extensions/crmsci/&gt;</text:p>
      <text:p text:style-name="P11"/>
      <text:p text:style-name="P12"/>
      <text:p text:style-name="P13"/>
      <text:p text:style-name="P14">Query 1 : "Find all earthquakes in Platakis book with intensity between 7 and 10 that happened in Heraklion. "</text:p>
      <text:p text:style-name="P15"/>
      <text:p text:style-name="P16"/>
      <text:p text:style-name="P17">SELECT * WHERE {</text:p>
      <text:p text:style-name="P18"/>
      <text:p text:style-name="P19">{?earthquake a eq:EQ1_Earthquake}</text:p>
      <text:p text:style-name="P20"/>
      <text:p text:style-name="P21">{?earthquake crm:P7_took_place_at eq:Heraklion}</text:p>
      <text:p text:style-name="P22"/>
      <text:p text:style-name="P23">{?earthquake crm:P70i_is_documented_in <text:s/>eq:Platakis_Book}</text:p>
      <text:p text:style-name="P24"/>
      <text:p text:style-name="P25">{?earthquake crmsci:O11i_was_described_by ?evaluation}</text:p>
      <text:p text:style-name="P26"/>
      <text:p text:style-name="P27">{?evaluation crmsci:assigned_dimension ?dimension}</text:p>
      <text:p text:style-name="P28"/>
      <text:p text:style-name="P29">{?dimension crm:P2_has_type eq:intensity }</text:p>
      <text:p text:style-name="P30"/>
      <text:p text:style-name="P31">{?dimension crm:P90_has_value ?value</text:p>
      <text:soft-page-break/>
      <text:p text:style-name="P32">filter (datatype(?value) = xsd:integer)filter(?value&gt;6 &amp;&amp; ?value&lt;11)}</text:p>
      <text:p text:style-name="P33">UNION</text:p>
      <text:p text:style-name="P34">{?dimension crm:P90a_has_lower_value_limit ?lowValue</text:p>
      <text:p text:style-name="P35">filter (datatype(?lowValue) = xsd:integer)filter(?lowValue&gt;6 &amp;&amp; ?lowValue&lt;11)}</text:p>
      <text:p text:style-name="P36">UNION</text:p>
      <text:p text:style-name="P37">{?dimension crm:P90b_has_upper_value_limit ?highValue</text:p>
      <text:p text:style-name="P38">filter (datatype(?highValue) = xsd:integer)filter(?highValue&gt;6 &amp;&amp; ?highValue&lt;11)}</text:p>
      <text:p text:style-name="P39"/>
      <text:p text:style-name="P40">}</text:p>
      <text:p text:style-name="P41"/>
      <text:p text:style-name="P42">Query 2 : <text:s/>" Give me all earthquakes with intensity &gt;= 6 between 1800</text:p>
      <text:p text:style-name="P43">and today, whose focus falls into Crete. For each earthquake, give the following</text:p>
      <text:p text:style-name="P44">information: date, place, intensity, uncertainty factor (if any), information</text:p>
      <text:p text:style-name="P45">sources. "</text:p>
      <text:p text:style-name="P46"/>
      <text:p text:style-name="P47">SELECT ?eq ?timespan ?place ?intensity ?uncertainty ?source_title</text:p>
      <text:p text:style-name="P48">WHERE {</text:p>
      <text:p text:style-name="P49">?eq a eq:EQ1_Earthquake ; crm:P4_has_time-span ?timespan ; crm:P7_took_place_at ?place .</text:p>
      <text:p text:style-name="P50">?place crm:P89_falls_within eq:Crete.</text:p>
      <text:p text:style-name="P51">?timespan crm:P82_at_some_time_within ?date . <text:s/>FILTER (?date&lt;1800) .</text:p>
      <text:p text:style-name="P52">?eq crmsci:O12_has_dimension ?intDim .</text:p>
      <text:p text:style-name="P53">?intDim crm:P2_has_type eq:intensity ;</text:p>
      <text:p text:style-name="P54">crm:P90_has_value ?intensity FILTER(?intensity &gt;= 6) .</text:p>
      <text:p text:style-name="P55">OPTIONAL { ?magnDim eq:PEQ9_has_documented_uncertainty_factor ?uncertainty }</text:p>
      <text:p text:style-name="P56">OPTIONAL { ?eq crm:P129i_is_subject_of ?reference_list .</text:p>
      <text:p text:style-name="P57"><text:tab/>?reference_list crm:P70i_is_documented_in ?source;</text:p>
      <text:p text:style-name="P58"><text:tab/><text:tab/><text:tab/>crm:P67_refers_to ?reffered_source .</text:p>
      <text:p text:style-name="P59"><text:tab/><text:s/>}</text:p>
      <text:p text:style-name="Normal"><text:span text:style-name="T60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ifis s</meta:initial-creator>
    <dc:creator>Sifis s</dc:creator>
    <meta:creation-date>2024-09-04T15:30:00Z</meta:creation-date>
    <dc:date>2024-09-08T18:33:00Z</dc:date>
    <meta:template xlink:href="Normal.dotm" xlink:type="simple"/>
    <meta:editing-cycles>4</meta:editing-cycles>
    <meta:editing-duration>PT0S</meta:editing-duration>
    <meta:document-statistic meta:page-count="2" meta:paragraph-count="4" meta:word-count="324" meta:character-count="2070" meta:row-count="14" meta:non-whitespace-character-count="1750"/>
  </office:meta>
</office:document-meta>
</file>